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2100010EA600006986E3E7FEBE139E0BD8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081d" officeooo:paragraph-rsid="0010081d" style:font-size-asian="12pt" style:font-size-complex="12pt"/>
    </style:style>
    <style:style style:name="P5" style:family="paragraph" style:parent-style-name="Standard">
      <style:text-properties fo:font-size="12pt" fo:language="nl" fo:country="BE" officeooo:rsid="00104adc" officeooo:paragraph-rsid="00104adc" style:font-size-asian="12pt" style:font-size-complex="12pt"/>
    </style:style>
    <style:style style:name="P6" style:family="paragraph" style:parent-style-name="Standard">
      <style:text-properties fo:font-size="12pt" fo:language="nl" fo:country="BE" officeooo:rsid="0010cd8c" officeooo:paragraph-rsid="0010cd8c" style:font-size-asian="12pt" style:font-size-complex="12pt"/>
    </style:style>
    <style:style style:name="P7" style:family="paragraph" style:parent-style-name="Standard">
      <style:text-properties officeooo:paragraph-rsid="000e3f81"/>
    </style:style>
    <style:style style:name="P8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9" style:family="paragraph" style:parent-style-name="Standard">
      <style:paragraph-properties fo:break-before="page"/>
      <style:text-properties fo:font-size="12pt" fo:language="nl" fo:country="BE" fo:font-weight="bold" style:font-size-asian="12pt" style:font-weight-asian="bold" style:font-size-complex="12pt"/>
    </style:style>
    <style:style style:name="P10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10081d" style:font-weight-asian="normal" style:font-weight-complex="normal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2" draw:name="Text Box 2" draw:style-name="gr1" draw:text-style-name="P11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7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7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text:span text:style-name="T6">16</text:span></text:p>
      <text:p text:style-name="P3"/>
      <text:p text:style-name="P2">Gerealiseerd vorige week: <text:s/></text:p>
      <text:p text:style-name="P3"/>
      <text:p text:style-name="P3"/>
      <text:p text:style-name="P4">– Verder werken aan webconfig en etsimport voor betere compatibiliteit met homekit</text:p>
      <text:p text:style-name="P4"/>
      <text:p text:style-name="P4">– Homebridge plugin aanpassen voor vernieuwde config file (extra namen, types en homekit compatibiliteit)</text:p>
      <text:p text:style-name="P3"/>
      <text:p text:style-name="P4">– Homekit-plugin gekoppeld aan sim-knx(+bus) via udp sockets</text:p>
      <text:p text:style-name="P3"/>
      <text:p text:style-name="P6">– Probleem:</text:p>
      <text:p text:style-name="P6"/>
      <text:p text:style-name="P6">In nodejs worden udp-sockets asynchroon afgehandeld. Daardoor is het moeilijk om data synchroon terug te krijgen naar het homebridge framework. </text:p>
      <text:p text:style-name="P9">Doelstellingen voor de volgende week:</text:p>
      <text:p text:style-name="P3"/>
      <text:p text:style-name="P5">– Debuggen</text:p>
      <text:p text:style-name="P6">– Probleem met synchrone data oplossen</text:p>
      <text:p text:style-name="P5">– Verder schrijven aan scripti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>/</text:p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8"/>
      <text:p text:style-name="Standard"/>
      <text:p text:style-name="Standard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0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1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0</meta:editing-cycles>
    <meta:print-date>2013-04-21T17:44:00</meta:print-date>
    <meta:creation-date>2016-12-21T00:07:00</meta:creation-date>
    <dc:date>2017-05-02T11:35:06.316366976</dc:date>
    <meta:editing-duration>PT24M34S</meta:editing-duration>
    <meta:generator>LibreOffice/5.3.2.2$Linux_X86_64 LibreOffice_project/30m0$Build-2</meta:generator>
    <meta:document-statistic meta:table-count="0" meta:image-count="2" meta:object-count="0" meta:page-count="2" meta:paragraph-count="25" meta:word-count="106" meta:character-count="871" meta:non-whitespace-character-count="770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